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bb34"/>
    </style:style>
    <style:style style:name="P2" style:family="paragraph" style:parent-style-name="Standard">
      <style:text-properties officeooo:rsid="001abb34" officeooo:paragraph-rsid="001abb34"/>
    </style:style>
    <style:style style:name="P3" style:family="paragraph" style:parent-style-name="Standard">
      <style:text-properties officeooo:paragraph-rsid="001bb6fd"/>
    </style:style>
    <style:style style:name="T1" style:family="text">
      <style:text-properties officeooo:rsid="001abb34"/>
    </style:style>
    <style:style style:name="T2" style:family="text">
      <style:text-properties officeooo:rsid="001bb6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v <text:s text:c="3"/>EAX,0x20 <text:s/><text:span text:style-name="T1">( sposta nel registro EAX il 0x20 che corrisponde 32)</text:span></text:p>
      <text:p text:style-name="P1">mov <text:s text:c="3"/>EDX,0x38 <text:span text:style-name="T1">( sposta nel registro EDX il 0x38 che corrisponde 56)</text:span></text:p>
      <text:p text:style-name="P1">add <text:s text:c="3"/>EAX,EDX <text:span text:style-name="T1">( somma degli due registri EAX e EDX)</text:span></text:p>
      <text:p text:style-name="P1">mov <text:s text:c="2"/>EBP, EAX <text:span text:style-name="T1">( sposta il registro EAX nel registro EBP)</text:span></text:p>
      <text:p text:style-name="P1">cmp <text:s text:c="2"/>EBP,0xa <text:span text:style-name="T1">( paragona il 0XA che corrisponde 10 con il registro EBP)</text:span></text:p>
      <text:p text:style-name="P2"/>
      <text:p text:style-name="P1"><text:span text:style-name="T1">j</text:span>ge <text:s text:c="5"/>0x1176 &lt;main+61&gt; <text:span text:style-name="T1">( istruzione di salto , dipende dall’istruzione precedente in questo caso <text:tab/><text:tab/><text:tab/><text:tab/>cmp EBP,0XA , Se EBP è maggiore o uguale a 10 , lo <text:tab/><text:tab/><text:tab/><text:tab/><text:tab/><text:tab/>esegue , altrimenti passa all’istruzione successiva )</text:span></text:p>
      <text:p text:style-name="P1"/>
      <text:p text:style-name="P1"/>
      <text:p text:style-name="P1">mov <text:s text:c="2"/>eax,0x0 <text:span text:style-name="T1">(sposta nel registro EAX il valore 0x0 che corrisponde a 0)</text:span></text:p>
      <text:p text:style-name="P1"/>
      <text:p text:style-name="P3"><text:s/>call <text:s text:c="3"/>0x1030 &lt;<text:a xlink:type="simple" xlink:href="mailto:printf@plt" text:style-name="Internet_20_link" text:visited-style-name="Visited_20_Internet_20_Link">printf@plt</text:a>&gt; <text:span text:style-name="T1">( chiama la funzione indicata , in questo caso richiama l’istruzione che <text:tab/><text:tab/><text:tab/><text:tab/>si trova nella memoria 0x1030 </text:span><text:span text:style-name="T2">che stampa l’istruzione precedente , cioè mov <text:s text:c="2"/>eax,0x0</text:span><text:span text:style-name="T1">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12:04:32.534000000</meta:creation-date>
    <dc:date>2024-02-07T12:21:05.808000000</dc:date>
    <meta:editing-duration>PT16M33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8" meta:word-count="133" meta:character-count="798" meta:non-whitespace-character-count="632"/>
  </office:meta>
</office:document-meta>
</file>